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d2eb" officeooo:paragraph-rsid="001bd2e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1bd2eb" officeooo:paragraph-rsid="001bd2eb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2eb" officeooo:paragraph-rsid="001bd2e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b171" officeooo:paragraph-rsid="001cb17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709e" officeooo:paragraph-rsid="001d709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f7f2" officeooo:paragraph-rsid="001df7f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iferimenti</text:p>
      <text:p text:style-name="P3"/>
      <text:p text:style-name="P1"><text:a xlink:type="simple" xlink:href="https://developers.google.com/web/fundamentals/?hl=en" text:style-name="Internet_20_link" text:visited-style-name="Visited_20_Internet_20_Link"><text:span text:style-name="T1">https://developers.google.com/web/fundamentals/?hl=en</text:span></text:a></text:p>
      <text:p text:style-name="P3"/>
      <text:p text:style-name="P1"><text:a xlink:type="simple" xlink:href="http://www.tutorialspoint.com/perl/" text:style-name="Internet_20_link" text:visited-style-name="Visited_20_Internet_20_Link"><text:span text:style-name="T1">http://www.tutorialspoint.com/perl/</text:span></text:a></text:p>
      <text:p text:style-name="P3"/>
      <text:p text:style-name="P1"><text:a xlink:type="simple" xlink:href="http://www.awwwards.com/" text:style-name="Internet_20_link" text:visited-style-name="Visited_20_Internet_20_Link"><text:span text:style-name="T1">http://www.awwwards.com/</text:span></text:a></text:p>
      <text:p text:style-name="P3"/>
      <text:p text:style-name="P4">Esempio sito: <text:a xlink:type="simple" xlink:href="http://www.shopheist.com/" text:style-name="Internet_20_link" text:visited-style-name="Visited_20_Internet_20_Link">http://www.shopheist.com/</text:a></text:p>
      <text:p text:style-name="P4"/>
      <text:p text:style-name="P5">Esempio slider: <text:a xlink:type="simple" xlink:href="https://www.glistockisti.it/" text:style-name="Internet_20_link" text:visited-style-name="Visited_20_Internet_20_Link">https://www.glistockisti.it/</text:a></text:p>
      <text:p text:style-name="P5"/>
      <text:p text:style-name="P7">Informazioni utili su span, div e tipologie di display: <text:a xlink:type="simple" xlink:href="http://dustwell.com/div-span-inline-block.html" text:style-name="Internet_20_link" text:visited-style-name="Visited_20_Internet_20_Link">http://dustwell.com/div-span-inline-block.html</text:a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io </meta:initial-creator>
    <meta:creation-date>2015-11-30T23:26:58.876305399</meta:creation-date>
    <dc:date>2015-12-04T23:27:30.667754552</dc:date>
    <dc:creator>vaio </dc:creator>
    <meta:editing-duration>PT5M42S</meta:editing-duration>
    <meta:editing-cycles>6</meta:editing-cycles>
    <meta:generator>LibreOffice/5.0.3.2$Linux_X86_64 LibreOffice_project/00m0$Build-2</meta:generator>
    <meta:document-statistic meta:table-count="0" meta:image-count="0" meta:object-count="0" meta:page-count="1" meta:paragraph-count="7" meta:word-count="20" meta:character-count="308" meta:non-whitespace-character-count="295"/>
  </office:meta>
</office:document-meta>
</file>